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8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073ab57"/>
    </style:style>
    <style:style style:name="P4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81ec0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772e30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32" style:family="paragraph" style:parent-style-name="Standard">
      <style:paragraph-properties fo:break-before="page"/>
      <style:text-properties officeooo:paragraph-rsid="0073ab57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6f529" style:font-weight-asian="normal" style:font-weight-complex="normal"/>
    </style:style>
    <style:style style:name="T7" style:family="text">
      <style:text-properties officeooo:rsid="005e8e4f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47e591" style:font-size-asian="11pt" style:font-size-complex="11pt"/>
    </style:style>
    <style:style style:name="T11" style:family="text">
      <style:text-properties officeooo:rsid="00781ec0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10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1">Fiche de contrôle</text:p>
          </table:table-cell>
          <table:table-cell table:style-name="Tableau2.A2" office:value-type="string">
            <text:p text:style-name="P25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8">Nom du contrôleur</text:p>
          </table:table-cell>
          <table:table-cell table:style-name="Tableau2.A2" office:value-type="string">
            <text:p text:style-name="P26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Produit contrôlé</text:p>
          </table:table-cell>
          <table:table-cell table:style-name="Tableau2.A2" office:value-type="string">
            <text:p text:style-name="P17"><text:s/><text:span text:style-name="T6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0">Numero Lot/Série</text:p>
          </table:table-cell>
          <table:table-cell table:style-name="Tableau2.A2" office:value-type="string">
            <text:p text:style-name="P22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9">Fiche modèle</text:p>
          </table:table-cell>
          <table:table-cell table:style-name="Tableau2.A2" office:value-type="string">
            <text:p text:style-name="P24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9">Tiers</text:p>
          </table:table-cell>
          <table:table-cell table:style-name="Tableau2.A2" office:value-type="string">
            <text:p text:style-name="P23">{thirdparty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9">Projet/Tache</text:p>
          </table:table-cell>
          <table:table-cell table:style-name="Tableau2.A2" office:value-type="string">
            <text:p text:style-name="P24">{project_task_ref} - {project_task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6">Date de contrôle </text:p>
          </table:table-cell>
          <table:table-cell table:style-name="Tableau2.A2" office:value-type="string">
            <text:p text:style-name="P27">{control_date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33"><text:span text:style-name="T4">Verdict</text:span></text:p>
          </table:table-cell>
          <table:table-cell table:style-name="Tableau2.A2" office:value-type="string">
            <text:p text:style-name="P29">{verdict}</text:p>
          </table:table-cell>
          <table:covered-table-cell/>
        </table:table-row>
      </table:table>
      <text:p text:style-name="P3"/>
      <text:p text:style-name="P5"/>
      <text:p text:style-name="P28">Note publique : <text:span text:style-name="T5">{public_note}</text:span></text:p>
      <text:p text:style-name="P32"><text:span text:style-name="T8">Liste des </text:span><text:span text:style-name="T9">points controlés et des réponses</text:span><text:span text:style-name="T8"> associé</text:span><text:span text:style-name="T10">es</text:span><text:span text:style-name="T8"> à ce </text:span><text:span text:style-name="T10">contrôle </text:span></text:p>
      <text:p text:style-name="P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0">Réf</text:p>
          </table:table-cell>
          <table:table-cell table:style-name="Tableau4.B1" office:value-type="string">
            <text:p text:style-name="P31">Photo</text:p>
          </table:table-cell>
        </table:table-row>
        <table:table-row table:style-name="Tableau4.2">
          <table:table-cell table:style-name="Tableau4.A2" office:value-type="string">
            <text:p text:style-name="P8"><text:span text:style-name="T7">[!-- BEGIN row.questions --]</text:span>{ref}</text:p>
          </table:table-cell>
          <table:table-cell table:style-name="Tableau4.B2" office:value-type="string">
            <text:p text:style-name="P11"><text:span text:style-name="T11">Réf : {ref_answer} - Titre</text:span> : {label}</text:p>
            <text:p text:style-name="P9">Description : {description}</text:p>
            <text:p text:style-name="P9">Commentaire : {comment} <text:span text:style-name="T11">- </text:span><text:span text:style-name="T12">Réponse : {answer}</text:span></text:p>
            <text:p text:style-name="P9"/>
            <text:p text:style-name="P13">{photo0}</text:p>
            <text:p text:style-name="P10"/>
            <text:p text:style-name="P13">{photo1}</text:p>
            <text:p text:style-name="P10"/>
            <text:p text:style-name="P13">{photo2}</text:p>
            <text:p text:style-name="P10">[!-- END row.questions --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 <text:tab/><text:span text:style-name="MT4">Version – 1.2.0-20220218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52M7S</meta:editing-duration>
    <meta:editing-cycles>173</meta:editing-cycles>
    <meta:generator>LibreOffice/5.2.3.3$Windows_x86 LibreOffice_project/d54a8868f08a7b39642414cf2c8ef2f228f780cf</meta:generator>
    <dc:date>2022-06-22T20:14:08.696000000</dc:date>
    <meta:document-statistic meta:table-count="2" meta:image-count="1" meta:object-count="0" meta:page-count="2" meta:paragraph-count="35" meta:word-count="92" meta:character-count="721" meta:non-whitespace-character-count="655"/>
    <meta:user-defined meta:name="Info 1"/>
    <meta:user-defined meta:name="Info 2"/>
    <meta:user-defined meta:name="Info 3"/>
    <meta:user-defined meta:name="Info 4"/>
  </office:meta>
</office:document-meta>
</file>